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style:text-align-source="fix" style:repeat-content="false" fo:border="0.99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11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="0.06pt solid #000000"/>
    </style:style>
  </office:automatic-styles>
  <office:body>
    <office:spreadsheet>
      <table:calculation-settings table:automatic-find-labels="false"/>
      <table:table table:name="TESTS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3" table:default-cell-style-name="ce5"/>
        <table:table-column table:style-name="co1" table:default-cell-style-name="Default"/>
        <table:table-column table:style-name="co1" table:default-cell-style-name="ce10"/>
        <table:table-column table:style-name="co1" table:number-columns-repeated="5" table:default-cell-style-name="ce12"/>
        <table:table-column table:style-name="co1" table:default-cell-style-name="ce14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 table:number-columns-repeated="4"/>
          <table:table-cell/>
          <table:table-cell table:style-name="ce4" table:number-columns-repeated="4"/>
          <table:table-cell table:style-name="Default"/>
          <table:table-cell table:style-name="ce1"/>
          <table:table-cell table:style-name="ce4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 = 1</text:p>
          </table:table-cell>
          <table:covered-table-cell table:number-columns-repeated="4" table:style-name="ce3"/>
          <table:table-cell/>
          <table:table-cell table:formula="of:=[.A2]" office:value-type="string" office:string-value="P = 1" calcext:value-type="string" table:number-columns-spanned="7" table:number-rows-spanned="1">
            <text:p>P = 1</text:p>
          </table:table-cell>
          <table:covered-table-cell table:number-columns-repeated="6" table:style-name="ce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MESH</text:p>
          </table:table-cell>
          <table:table-cell table:style-name="ce2" office:value-type="string" calcext:value-type="string" table:number-columns-spanned="2" table:number-rows-spanned="1">
            <text:p>K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R</text:p>
          </table:table-cell>
          <table:covered-table-cell table:style-name="ce8"/>
          <table:table-cell/>
          <table:table-cell table:formula="of:=[.A3]" office:value-type="string" office:string-value="MESH" calcext:value-type="string" table:number-columns-spanned="1" table:number-rows-spanned="2">
            <text:p>MESH</text:p>
          </table:table-cell>
          <table:table-cell table:style-name="ce2" office:value-type="string" calcext:value-type="string" table:number-columns-spanned="3" table:number-rows-spanned="1">
            <text:p>not modified</text:p>
          </table:table-cell>
          <table:covered-table-cell table:number-columns-repeated="2" table:style-name="ce3"/>
          <table:table-cell table:style-name="ce2" office:value-type="string" calcext:value-type="string" table:number-columns-spanned="3" table:number-rows-spanned="1">
            <text:p>modified</text:p>
          </table:table-cell>
          <table:covered-table-cell table:number-columns-repeated="2" table:style-name="ce3"/>
          <table:table-cell table:number-columns-repeated="3"/>
        </table:table-row>
        <table:table-row table:style-name="ro1">
          <table:covered-table-cell/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GPU</text:p>
          </table:table-cell>
          <table:table-cell table:style-name="ce8" table:formula="of:=[.B4]" office:value-type="string" office:string-value="CPU" calcext:value-type="string">
            <text:p>CPU</text:p>
          </table:table-cell>
          <table:table-cell table:style-name="ce8" table:formula="of:=[.C4]" office:value-type="string" office:string-value="GPU" calcext:value-type="string">
            <text:p>GPU</text:p>
          </table:table-cell>
          <table:table-cell/>
          <table:covered-table-cell table:formula="of:=[.A4]" office:value-type="float" office:value="0" calcext:value-type="float">
            <text:p>0</text:p>
          </table:covered-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GPU</text:p>
          </table:table-cell>
          <table:table-cell table:style-name="ce3" office:value-type="string" calcext:value-type="string">
            <text:p>PZ</text:p>
          </table:table-cell>
          <table:table-cell table:style-name="ce3" table:formula="of:=[.H4]" office:value-type="string" office:string-value="CPU" calcext:value-type="string">
            <text:p>CPU</text:p>
          </table:table-cell>
          <table:table-cell table:style-name="ce3" table:formula="of:=[.I4]" office:value-type="string" office:string-value="GPU" calcext:value-type="string">
            <text:p>GPU</text:p>
          </table:table-cell>
          <table:table-cell table:style-name="ce3" table:formula="of:=[.J4]" office:value-type="string" office:string-value="PZ" calcext:value-type="string">
            <text:p>P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CPU (K and R)'.G4]" office:value-type="float" office:value="0.002573506" calcext:value-type="float">
            <text:p>0.0026</text:p>
          </table:table-cell>
          <table:table-cell table:formula="of:=['GPU (K and R)'.G4]" office:value-type="string" office:string-value="" calcext:value-type="error">
            <text:p>#DIV/0!</text:p>
          </table:table-cell>
          <table:table-cell table:style-name="ce9" table:formula="of:=['CPU (K and R)'.G28]" office:value-type="float" office:value="0.002193954" calcext:value-type="float">
            <text:p>0.0022</text:p>
          </table:table-cell>
          <table:table-cell table:style-name="ce9" table:formula="of:=['CPU (K and R)'.G28]" office:value-type="float" office:value="0.002193954" calcext:value-type="float">
            <text:p>0.0022</text:p>
          </table:table-cell>
          <table:table-cell/>
          <table:table-cell table:formula="of:=[.A5]" office:value-type="float" office:value="1" calcext:value-type="float">
            <text:p>1</text:p>
          </table:table-cell>
          <table:table-cell table:formula="of:=['CPU (solution)'.G4]" office:value-type="float" office:value="0.1857274" calcext:value-type="float">
            <text:p>0.1857274</text:p>
          </table:table-cell>
          <table:table-cell table:formula="of:=['GPU (solution)'.G4]" office:value-type="string" office:string-value="" calcext:value-type="error">
            <text:p>#DIV/0!</text:p>
          </table:table-cell>
          <table:table-cell table:formula="of:=['PZ (solution)'.G4]" office:value-type="string" office:string-value="" calcext:value-type="error">
            <text:p>#DIV/0!</text:p>
          </table:table-cell>
          <table:table-cell table:formula="of:=['CPU_mod (solution)'.G4]" office:value-type="string" office:string-value="" calcext:value-type="error">
            <text:p>#DIV/0!</text:p>
          </table:table-cell>
          <table:table-cell table:formula="of:=['GPU_mod (solution)'.G4]" office:value-type="string" office:string-value="" calcext:value-type="error">
            <text:p>#DIV/0!</text:p>
          </table:table-cell>
          <table:table-cell table:formula="of:=['PZ_mod (solution)'.G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CPU (K and R)'.G5]" office:value-type="float" office:value="0.009114816" calcext:value-type="float">
            <text:p>0.0091</text:p>
          </table:table-cell>
          <table:table-cell table:formula="of:=['GPU (K and R)'.G5]" office:value-type="string" office:string-value="" calcext:value-type="error">
            <text:p>#DIV/0!</text:p>
          </table:table-cell>
          <table:table-cell table:style-name="ce9" table:formula="of:=['CPU (K and R)'.G29]" office:value-type="float" office:value="0.009037872" calcext:value-type="float">
            <text:p>0.0090</text:p>
          </table:table-cell>
          <table:table-cell table:style-name="ce9" table:formula="of:=['CPU (K and R)'.G29]" office:value-type="float" office:value="0.009037872" calcext:value-type="float">
            <text:p>0.0090</text:p>
          </table:table-cell>
          <table:table-cell/>
          <table:table-cell table:formula="of:=[.A6]" office:value-type="float" office:value="2" calcext:value-type="float">
            <text:p>2</text:p>
          </table:table-cell>
          <table:table-cell table:formula="of:=['CPU (solution)'.G5]" office:value-type="float" office:value="0.6644806" calcext:value-type="float">
            <text:p>0.6644806</text:p>
          </table:table-cell>
          <table:table-cell table:formula="of:=['GPU (solution)'.G5]" office:value-type="string" office:string-value="" calcext:value-type="error">
            <text:p>#DIV/0!</text:p>
          </table:table-cell>
          <table:table-cell table:formula="of:=['PZ (solution)'.G5]" office:value-type="string" office:string-value="" calcext:value-type="error">
            <text:p>#DIV/0!</text:p>
          </table:table-cell>
          <table:table-cell table:formula="of:=['CPU_mod (solution)'.G5]" office:value-type="string" office:string-value="" calcext:value-type="error">
            <text:p>#DIV/0!</text:p>
          </table:table-cell>
          <table:table-cell table:formula="of:=['GPU_mod (solution)'.G5]" office:value-type="string" office:string-value="" calcext:value-type="error">
            <text:p>#DIV/0!</text:p>
          </table:table-cell>
          <table:table-cell table:formula="of:=['PZ_mod (solution)'.G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CPU (K and R)'.G6]" office:value-type="float" office:value="0.0312765" calcext:value-type="float">
            <text:p>0.0313</text:p>
          </table:table-cell>
          <table:table-cell table:formula="of:=['GPU (K and R)'.G6]" office:value-type="string" office:string-value="" calcext:value-type="error">
            <text:p>#DIV/0!</text:p>
          </table:table-cell>
          <table:table-cell table:style-name="ce9" table:formula="of:=['CPU (K and R)'.G30]" office:value-type="float" office:value="0.03719062" calcext:value-type="float">
            <text:p>0.0372</text:p>
          </table:table-cell>
          <table:table-cell table:style-name="ce9" table:formula="of:=['CPU (K and R)'.G30]" office:value-type="float" office:value="0.03719062" calcext:value-type="float">
            <text:p>0.0372</text:p>
          </table:table-cell>
          <table:table-cell/>
          <table:table-cell table:formula="of:=[.A7]" office:value-type="float" office:value="3" calcext:value-type="float">
            <text:p>3</text:p>
          </table:table-cell>
          <table:table-cell table:formula="of:=['CPU (solution)'.G6]" office:value-type="float" office:value="2.891462" calcext:value-type="float">
            <text:p>2.891462</text:p>
          </table:table-cell>
          <table:table-cell table:formula="of:=['GPU (solution)'.G6]" office:value-type="string" office:string-value="" calcext:value-type="error">
            <text:p>#DIV/0!</text:p>
          </table:table-cell>
          <table:table-cell table:formula="of:=['PZ (solution)'.G6]" office:value-type="string" office:string-value="" calcext:value-type="error">
            <text:p>#DIV/0!</text:p>
          </table:table-cell>
          <table:table-cell table:formula="of:=['CPU_mod (solution)'.G6]" office:value-type="string" office:string-value="" calcext:value-type="error">
            <text:p>#DIV/0!</text:p>
          </table:table-cell>
          <table:table-cell table:formula="of:=['GPU_mod (solution)'.G6]" office:value-type="string" office:string-value="" calcext:value-type="error">
            <text:p>#DIV/0!</text:p>
          </table:table-cell>
          <table:table-cell table:formula="of:=['PZ_mod (solution)'.G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CPU (K and R)'.G7]" office:value-type="float" office:value="0.2001446" calcext:value-type="float">
            <text:p>0.2001</text:p>
          </table:table-cell>
          <table:table-cell table:formula="of:=['GPU (K and R)'.G7]" office:value-type="string" office:string-value="" calcext:value-type="error">
            <text:p>#DIV/0!</text:p>
          </table:table-cell>
          <table:table-cell table:style-name="ce9" table:formula="of:=['CPU (K and R)'.G31]" office:value-type="float" office:value="0.1626936" calcext:value-type="float">
            <text:p>0.1627</text:p>
          </table:table-cell>
          <table:table-cell table:style-name="ce9" table:formula="of:=['CPU (K and R)'.G31]" office:value-type="float" office:value="0.1626936" calcext:value-type="float">
            <text:p>0.1627</text:p>
          </table:table-cell>
          <table:table-cell/>
          <table:table-cell table:formula="of:=[.A8]" office:value-type="float" office:value="4" calcext:value-type="float">
            <text:p>4</text:p>
          </table:table-cell>
          <table:table-cell table:formula="of:=['CPU (solution)'.G7]" office:value-type="float" office:value="12.97588" calcext:value-type="float">
            <text:p>12.97588</text:p>
          </table:table-cell>
          <table:table-cell table:formula="of:=['GPU (solution)'.G7]" office:value-type="string" office:string-value="" calcext:value-type="error">
            <text:p>#DIV/0!</text:p>
          </table:table-cell>
          <table:table-cell table:formula="of:=['PZ (solution)'.G7]" office:value-type="string" office:string-value="" calcext:value-type="error">
            <text:p>#DIV/0!</text:p>
          </table:table-cell>
          <table:table-cell table:formula="of:=['CPU_mod (solution)'.G7]" office:value-type="string" office:string-value="" calcext:value-type="error">
            <text:p>#DIV/0!</text:p>
          </table:table-cell>
          <table:table-cell table:formula="of:=['GPU_mod (solution)'.G7]" office:value-type="string" office:string-value="" calcext:value-type="error">
            <text:p>#DIV/0!</text:p>
          </table:table-cell>
          <table:table-cell table:formula="of:=['PZ_mod (solution)'.G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CPU (K and R)'.G8]" office:value-type="float" office:value="0.8344486" calcext:value-type="float">
            <text:p>0.8344</text:p>
          </table:table-cell>
          <table:table-cell table:formula="of:=['GPU (K and R)'.G8]" office:value-type="string" office:string-value="" calcext:value-type="error">
            <text:p>#DIV/0!</text:p>
          </table:table-cell>
          <table:table-cell table:style-name="ce9" table:formula="of:=['CPU (K and R)'.G32]" office:value-type="float" office:value="0.705082" calcext:value-type="float">
            <text:p>0.7051</text:p>
          </table:table-cell>
          <table:table-cell table:style-name="ce9" table:formula="of:=['CPU (K and R)'.G32]" office:value-type="float" office:value="0.705082" calcext:value-type="float">
            <text:p>0.7051</text:p>
          </table:table-cell>
          <table:table-cell/>
          <table:table-cell table:formula="of:=[.A9]" office:value-type="float" office:value="5" calcext:value-type="float">
            <text:p>5</text:p>
          </table:table-cell>
          <table:table-cell table:formula="of:=['CPU (solution)'.G8]" office:value-type="float" office:value="56.6192" calcext:value-type="float">
            <text:p>56.6192</text:p>
          </table:table-cell>
          <table:table-cell table:formula="of:=['GPU (solution)'.G8]" office:value-type="string" office:string-value="" calcext:value-type="error">
            <text:p>#DIV/0!</text:p>
          </table:table-cell>
          <table:table-cell table:formula="of:=['PZ (solution)'.G8]" office:value-type="string" office:string-value="" calcext:value-type="error">
            <text:p>#DIV/0!</text:p>
          </table:table-cell>
          <table:table-cell table:formula="of:=['CPU_mod (solution)'.G8]" office:value-type="string" office:string-value="" calcext:value-type="error">
            <text:p>#DIV/0!</text:p>
          </table:table-cell>
          <table:table-cell table:formula="of:=['GPU_mod (solution)'.G8]" office:value-type="string" office:string-value="" calcext:value-type="error">
            <text:p>#DIV/0!</text:p>
          </table:table-cell>
          <table:table-cell table:formula="of:=['PZ_mod (solution)'.G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5" table:number-rows-spanned="1">
            <text:p>P = 2</text:p>
          </table:table-cell>
          <table:covered-table-cell table:number-columns-repeated="4" table:style-name="ce3"/>
          <table:table-cell/>
          <table:table-cell table:formula="of:=[.A11]" office:value-type="string" office:string-value="P = 2" calcext:value-type="string" table:number-columns-spanned="7" table:number-rows-spanned="1">
            <text:p>P = 2</text:p>
          </table:table-cell>
          <table:covered-table-cell table:number-columns-repeated="6" table:style-name="ce6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MESH</text:p>
          </table:table-cell>
          <table:table-cell table:style-name="ce2" table:formula="of:=[.B3]" office:value-type="string" office:string-value="K" calcext:value-type="string" table:number-columns-spanned="2" table:number-rows-spanned="1">
            <text:p>K</text:p>
          </table:table-cell>
          <table:covered-table-cell table:style-name="ce3"/>
          <table:table-cell table:style-name="ce2" table:formula="of:=[.D3]" office:value-type="string" office:string-value="R" calcext:value-type="string" table:number-columns-spanned="2" table:number-rows-spanned="1">
            <text:p>R</text:p>
          </table:table-cell>
          <table:covered-table-cell table:style-name="ce3"/>
          <table:table-cell/>
          <table:table-cell table:formula="of:=[.A12]" office:value-type="string" office:string-value="MESH" calcext:value-type="string" table:number-columns-spanned="1" table:number-rows-spanned="2">
            <text:p>MESH</text:p>
          </table:table-cell>
          <table:table-cell table:style-name="ce2" table:formula="of:=[.H3]" office:value-type="string" office:string-value="not modified" calcext:value-type="string" table:number-columns-spanned="3" table:number-rows-spanned="1">
            <text:p>not modified</text:p>
          </table:table-cell>
          <table:covered-table-cell table:number-columns-repeated="2" table:style-name="ce3"/>
          <table:table-cell table:style-name="ce2" table:formula="of:=[.K3]" office:value-type="string" office:string-value="modified" calcext:value-type="string" table:number-columns-spanned="3" table:number-rows-spanned="1">
            <text:p>modified</text:p>
          </table:table-cell>
          <table:covered-table-cell table:number-columns-repeated="2" table:style-name="ce3"/>
          <table:table-cell table:number-columns-repeated="3"/>
        </table:table-row>
        <table:table-row table:style-name="ro1">
          <table:covered-table-cell/>
          <table:table-cell table:style-name="ce3" table:formula="of:=[.B4]" office:value-type="string" office:string-value="CPU" calcext:value-type="string">
            <text:p>CPU</text:p>
          </table:table-cell>
          <table:table-cell table:style-name="ce3" table:formula="of:=[.C4]" office:value-type="string" office:string-value="GPU" calcext:value-type="string">
            <text:p>GPU</text:p>
          </table:table-cell>
          <table:table-cell table:style-name="ce3" table:formula="of:=[.D4]" office:value-type="string" office:string-value="CPU" calcext:value-type="string">
            <text:p>CPU</text:p>
          </table:table-cell>
          <table:table-cell table:style-name="ce3" table:formula="of:=[.E4]" office:value-type="string" office:string-value="GPU" calcext:value-type="string">
            <text:p>GPU</text:p>
          </table:table-cell>
          <table:table-cell/>
          <table:covered-table-cell table:formula="of:=[.A13]" office:value-type="float" office:value="0" calcext:value-type="float">
            <text:p>0</text:p>
          </table:covered-table-cell>
          <table:table-cell table:style-name="ce3" table:formula="of:=[.H4]" office:value-type="string" office:string-value="CPU" calcext:value-type="string">
            <text:p>CPU</text:p>
          </table:table-cell>
          <table:table-cell table:style-name="ce3" table:formula="of:=[.I4]" office:value-type="string" office:string-value="GPU" calcext:value-type="string">
            <text:p>GPU</text:p>
          </table:table-cell>
          <table:table-cell table:style-name="ce3" table:formula="of:=[.J4]" office:value-type="string" office:string-value="PZ" calcext:value-type="string">
            <text:p>PZ</text:p>
          </table:table-cell>
          <table:table-cell table:style-name="ce3" table:formula="of:=[.K4]" office:value-type="string" office:string-value="CPU" calcext:value-type="string">
            <text:p>CPU</text:p>
          </table:table-cell>
          <table:table-cell table:style-name="ce3" table:formula="of:=[.L4]" office:value-type="string" office:string-value="GPU" calcext:value-type="string">
            <text:p>GPU</text:p>
          </table:table-cell>
          <table:table-cell table:style-name="ce3" table:formula="of:=[.M4]" office:value-type="string" office:string-value="PZ" calcext:value-type="string">
            <text:p>P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CPU (K and R)'.G12]" office:value-type="float" office:value="0.00835166" calcext:value-type="float">
            <text:p>0.0084</text:p>
          </table:table-cell>
          <table:table-cell table:formula="of:=['GPU (K and R)'.G12]" office:value-type="string" office:string-value="" calcext:value-type="error">
            <text:p>#DIV/0!</text:p>
          </table:table-cell>
          <table:table-cell table:formula="of:=['CPU (K and R)'.G36]" office:value-type="float" office:value="0.006784706" calcext:value-type="float">
            <text:p>0.0068</text:p>
          </table:table-cell>
          <table:table-cell table:formula="of:=['GPU (K and R)'.G36]" office:value-type="string" office:string-value="" calcext:value-type="error">
            <text:p>#DIV/0!</text:p>
          </table:table-cell>
          <table:table-cell/>
          <table:table-cell table:formula="of:=[.A14]" office:value-type="float" office:value="1" calcext:value-type="float">
            <text:p>1</text:p>
          </table:table-cell>
          <table:table-cell table:formula="of:=['CPU (solution)'.G12]" office:value-type="float" office:value="0.639223" calcext:value-type="float">
            <text:p>0.639223</text:p>
          </table:table-cell>
          <table:table-cell table:formula="of:=['GPU (solution)'.G12]" office:value-type="string" office:string-value="" calcext:value-type="error">
            <text:p>#DIV/0!</text:p>
          </table:table-cell>
          <table:table-cell table:formula="of:=['PZ (solution)'.G12]" office:value-type="string" office:string-value="" calcext:value-type="error">
            <text:p>#DIV/0!</text:p>
          </table:table-cell>
          <table:table-cell table:formula="of:=['CPU_mod (solution)'.G12]" office:value-type="string" office:string-value="" calcext:value-type="error">
            <text:p>#DIV/0!</text:p>
          </table:table-cell>
          <table:table-cell table:formula="of:=['GPU_mod (solution)'.G12]" office:value-type="string" office:string-value="" calcext:value-type="error">
            <text:p>#DIV/0!</text:p>
          </table:table-cell>
          <table:table-cell table:formula="of:=['PZ_mod (solution)'.G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CPU (K and R)'.G13]" office:value-type="float" office:value="0.03493968" calcext:value-type="float">
            <text:p>0.0349</text:p>
          </table:table-cell>
          <table:table-cell table:formula="of:=['GPU (K and R)'.G13]" office:value-type="string" office:string-value="" calcext:value-type="error">
            <text:p>#DIV/0!</text:p>
          </table:table-cell>
          <table:table-cell table:formula="of:=['CPU (K and R)'.G37]" office:value-type="float" office:value="0.0311438" calcext:value-type="float">
            <text:p>0.0311</text:p>
          </table:table-cell>
          <table:table-cell table:formula="of:=['GPU (K and R)'.G37]" office:value-type="string" office:string-value="" calcext:value-type="error">
            <text:p>#DIV/0!</text:p>
          </table:table-cell>
          <table:table-cell/>
          <table:table-cell table:formula="of:=[.A15]" office:value-type="float" office:value="2" calcext:value-type="float">
            <text:p>2</text:p>
          </table:table-cell>
          <table:table-cell table:formula="of:=['CPU (solution)'.G13]" office:value-type="float" office:value="2.864934" calcext:value-type="float">
            <text:p>2.864934</text:p>
          </table:table-cell>
          <table:table-cell table:formula="of:=['GPU (solution)'.G13]" office:value-type="string" office:string-value="" calcext:value-type="error">
            <text:p>#DIV/0!</text:p>
          </table:table-cell>
          <table:table-cell table:formula="of:=['PZ (solution)'.G13]" office:value-type="string" office:string-value="" calcext:value-type="error">
            <text:p>#DIV/0!</text:p>
          </table:table-cell>
          <table:table-cell table:formula="of:=['CPU_mod (solution)'.G13]" office:value-type="string" office:string-value="" calcext:value-type="error">
            <text:p>#DIV/0!</text:p>
          </table:table-cell>
          <table:table-cell table:formula="of:=['GPU_mod (solution)'.G13]" office:value-type="string" office:string-value="" calcext:value-type="error">
            <text:p>#DIV/0!</text:p>
          </table:table-cell>
          <table:table-cell table:formula="of:=['PZ_mod (solution)'.G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CPU (K and R)'.G14]" office:value-type="float" office:value="0.2038694" calcext:value-type="float">
            <text:p>0.2039</text:p>
          </table:table-cell>
          <table:table-cell table:formula="of:=['GPU (K and R)'.G14]" office:value-type="string" office:string-value="" calcext:value-type="error">
            <text:p>#DIV/0!</text:p>
          </table:table-cell>
          <table:table-cell table:formula="of:=['CPU (K and R)'.G38]" office:value-type="float" office:value="0.125812" calcext:value-type="float">
            <text:p>0.1258</text:p>
          </table:table-cell>
          <table:table-cell table:formula="of:=['GPU (K and R)'.G38]" office:value-type="string" office:string-value="" calcext:value-type="error">
            <text:p>#DIV/0!</text:p>
          </table:table-cell>
          <table:table-cell/>
          <table:table-cell table:formula="of:=[.A16]" office:value-type="float" office:value="3" calcext:value-type="float">
            <text:p>3</text:p>
          </table:table-cell>
          <table:table-cell table:formula="of:=['CPU (solution)'.G14]" office:value-type="float" office:value="13.08816" calcext:value-type="float">
            <text:p>13.08816</text:p>
          </table:table-cell>
          <table:table-cell table:formula="of:=['GPU (solution)'.G14]" office:value-type="string" office:string-value="" calcext:value-type="error">
            <text:p>#DIV/0!</text:p>
          </table:table-cell>
          <table:table-cell table:formula="of:=['PZ (solution)'.G14]" office:value-type="string" office:string-value="" calcext:value-type="error">
            <text:p>#DIV/0!</text:p>
          </table:table-cell>
          <table:table-cell table:formula="of:=['CPU_mod (solution)'.G14]" office:value-type="string" office:string-value="" calcext:value-type="error">
            <text:p>#DIV/0!</text:p>
          </table:table-cell>
          <table:table-cell table:formula="of:=['GPU_mod (solution)'.G14]" office:value-type="string" office:string-value="" calcext:value-type="error">
            <text:p>#DIV/0!</text:p>
          </table:table-cell>
          <table:table-cell table:formula="of:=['PZ_mod (solution)'.G14]" office:value-type="string" office:string-value="" calcext:value-type="error">
            <text:p>#DIV/0!</text:p>
          </table:table-cell>
          <table:table-cell table:style-name="ce13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CPU (K and R)'.G15]" office:value-type="float" office:value="0.8083942" calcext:value-type="float">
            <text:p>0.8084</text:p>
          </table:table-cell>
          <table:table-cell table:formula="of:=['GPU (K and R)'.G15]" office:value-type="string" office:string-value="" calcext:value-type="error">
            <text:p>#DIV/0!</text:p>
          </table:table-cell>
          <table:table-cell table:formula="of:=['CPU (K and R)'.G39]" office:value-type="float" office:value="0.531769" calcext:value-type="float">
            <text:p>0.5318</text:p>
          </table:table-cell>
          <table:table-cell table:formula="of:=['GPU (K and R)'.G39]" office:value-type="string" office:string-value="" calcext:value-type="error">
            <text:p>#DIV/0!</text:p>
          </table:table-cell>
          <table:table-cell/>
          <table:table-cell table:formula="of:=[.A17]" office:value-type="float" office:value="4" calcext:value-type="float">
            <text:p>4</text:p>
          </table:table-cell>
          <table:table-cell table:formula="of:=['CPU (solution)'.G15]" office:value-type="float" office:value="50.68602" calcext:value-type="float">
            <text:p>50.68602</text:p>
          </table:table-cell>
          <table:table-cell table:formula="of:=['GPU (solution)'.G15]" office:value-type="string" office:string-value="" calcext:value-type="error">
            <text:p>#DIV/0!</text:p>
          </table:table-cell>
          <table:table-cell table:formula="of:=['PZ (solution)'.G15]" office:value-type="string" office:string-value="" calcext:value-type="error">
            <text:p>#DIV/0!</text:p>
          </table:table-cell>
          <table:table-cell table:formula="of:=['CPU_mod (solution)'.G15]" office:value-type="string" office:string-value="" calcext:value-type="error">
            <text:p>#DIV/0!</text:p>
          </table:table-cell>
          <table:table-cell table:formula="of:=['GPU_mod (solution)'.G15]" office:value-type="string" office:string-value="" calcext:value-type="error">
            <text:p>#DIV/0!</text:p>
          </table:table-cell>
          <table:table-cell table:formula="of:=['PZ_mod (solution)'.G15]" office:value-type="string" office:string-value="" calcext:value-type="error">
            <text:p>#DIV/0!</text:p>
          </table:table-cell>
          <table:table-cell table:style-name="ce13"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CPU (K and R)'.G16]" office:value-type="float" office:value="3.04856" calcext:value-type="float">
            <text:p>3.0486</text:p>
          </table:table-cell>
          <table:table-cell table:formula="of:=['GPU (K and R)'.G16]" office:value-type="string" office:string-value="" calcext:value-type="error">
            <text:p>#DIV/0!</text:p>
          </table:table-cell>
          <table:table-cell table:formula="of:=['CPU (K and R)'.G40]" office:value-type="float" office:value="1.9306" calcext:value-type="float">
            <text:p>1.9306</text:p>
          </table:table-cell>
          <table:table-cell table:formula="of:=['GPU (K and R)'.G39]" office:value-type="string" office:string-value="" calcext:value-type="error">
            <text:p>#DIV/0!</text:p>
          </table:table-cell>
          <table:table-cell/>
          <table:table-cell table:formula="of:=[.A18]" office:value-type="float" office:value="5" calcext:value-type="float">
            <text:p>5</text:p>
          </table:table-cell>
          <table:table-cell table:formula="of:=['CPU (solution)'.G16]" office:value-type="float" office:value="279.5908" calcext:value-type="float">
            <text:p>279.5908</text:p>
          </table:table-cell>
          <table:table-cell table:formula="of:=['GPU (solution)'.G16]" office:value-type="string" office:string-value="" calcext:value-type="error">
            <text:p>#DIV/0!</text:p>
          </table:table-cell>
          <table:table-cell table:formula="of:=['PZ (solution)'.G16]" office:value-type="string" office:string-value="" calcext:value-type="error">
            <text:p>#DIV/0!</text:p>
          </table:table-cell>
          <table:table-cell table:formula="of:=['CPU_mod (solution)'.G16]" office:value-type="string" office:string-value="" calcext:value-type="error">
            <text:p>#DIV/0!</text:p>
          </table:table-cell>
          <table:table-cell table:formula="of:=['GPU_mod (solution)'.G16]" office:value-type="string" office:string-value="" calcext:value-type="error">
            <text:p>#DIV/0!</text:p>
          </table:table-cell>
          <table:table-cell table:formula="of:=['PZ_mod (solution)'.G16]" office:value-type="string" office:string-value="" calcext:value-type="error">
            <text:p>#DIV/0!</text:p>
          </table:table-cell>
          <table:table-cell table:style-name="ce11"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ce11" table:number-columns-repeated="4"/>
          <table:table-cell table:style-name="Default"/>
          <table:table-cell table:style-name="ce13"/>
          <table:table-cell table:style-name="ce11"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 = 3</text:p>
          </table:table-cell>
          <table:covered-table-cell table:number-columns-repeated="4" table:style-name="ce3"/>
          <table:table-cell/>
          <table:table-cell table:formula="of:=[.A20]" office:value-type="string" office:string-value="P = 3" calcext:value-type="string" table:number-columns-spanned="7" table:number-rows-spanned="1">
            <text:p>P = 3</text:p>
          </table:table-cell>
          <table:covered-table-cell table:number-columns-repeated="6" table:style-name="ce6"/>
          <table:table-cell table:style-name="ce11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MESH</text:p>
          </table:table-cell>
          <table:table-cell table:style-name="ce2" table:formula="of:=[.B12]" office:value-type="string" office:string-value="K" calcext:value-type="string" table:number-columns-spanned="2" table:number-rows-spanned="1">
            <text:p>K</text:p>
          </table:table-cell>
          <table:covered-table-cell table:style-name="ce3"/>
          <table:table-cell table:style-name="ce2" table:formula="of:=[.D12]" office:value-type="string" office:string-value="R" calcext:value-type="string" table:number-columns-spanned="2" table:number-rows-spanned="1">
            <text:p>R</text:p>
          </table:table-cell>
          <table:covered-table-cell table:style-name="ce3"/>
          <table:table-cell/>
          <table:table-cell table:formula="of:=[.A21]" office:value-type="string" office:string-value="MESH" calcext:value-type="string" table:number-columns-spanned="1" table:number-rows-spanned="2">
            <text:p>MESH</text:p>
          </table:table-cell>
          <table:table-cell table:style-name="ce2" table:formula="of:=[.H12]" office:value-type="string" office:string-value="not modified" calcext:value-type="string" table:number-columns-spanned="3" table:number-rows-spanned="1">
            <text:p>not modified</text:p>
          </table:table-cell>
          <table:covered-table-cell table:number-columns-repeated="2" table:style-name="ce3"/>
          <table:table-cell table:style-name="ce2" table:formula="of:=[.K12]" office:value-type="string" office:string-value="modified" calcext:value-type="string" table:number-columns-spanned="3" table:number-rows-spanned="1">
            <text:p>modified</text:p>
          </table:table-cell>
          <table:covered-table-cell table:number-columns-repeated="2" table:style-name="ce3"/>
          <table:table-cell table:style-name="ce11" table:number-columns-repeated="3"/>
        </table:table-row>
        <table:table-row table:style-name="ro1">
          <table:covered-table-cell/>
          <table:table-cell table:style-name="ce3" table:formula="of:=[.B13]" office:value-type="string" office:string-value="CPU" calcext:value-type="string">
            <text:p>CPU</text:p>
          </table:table-cell>
          <table:table-cell table:style-name="ce3" table:formula="of:=[.C13]" office:value-type="string" office:string-value="GPU" calcext:value-type="string">
            <text:p>GPU</text:p>
          </table:table-cell>
          <table:table-cell table:style-name="ce3" table:formula="of:=[.D13]" office:value-type="string" office:string-value="CPU" calcext:value-type="string">
            <text:p>CPU</text:p>
          </table:table-cell>
          <table:table-cell table:style-name="ce3" table:formula="of:=[.E13]" office:value-type="string" office:string-value="GPU" calcext:value-type="string">
            <text:p>GPU</text:p>
          </table:table-cell>
          <table:table-cell/>
          <table:covered-table-cell table:formula="of:=[.A22]" office:value-type="float" office:value="0" calcext:value-type="float">
            <text:p>0</text:p>
          </table:covered-table-cell>
          <table:table-cell table:style-name="ce3" table:formula="of:=[.H13]" office:value-type="string" office:string-value="CPU" calcext:value-type="string">
            <text:p>CPU</text:p>
          </table:table-cell>
          <table:table-cell table:style-name="ce3" table:formula="of:=[.I13]" office:value-type="string" office:string-value="GPU" calcext:value-type="string">
            <text:p>GPU</text:p>
          </table:table-cell>
          <table:table-cell table:style-name="ce3" table:formula="of:=[.J13]" office:value-type="string" office:string-value="PZ" calcext:value-type="string">
            <text:p>PZ</text:p>
          </table:table-cell>
          <table:table-cell table:style-name="ce3" table:formula="of:=[.K13]" office:value-type="string" office:string-value="CPU" calcext:value-type="string">
            <text:p>CPU</text:p>
          </table:table-cell>
          <table:table-cell table:style-name="ce3" table:formula="of:=[.L13]" office:value-type="string" office:string-value="GPU" calcext:value-type="string">
            <text:p>GPU</text:p>
          </table:table-cell>
          <table:table-cell table:style-name="ce3" table:formula="of:=[.M13]" office:value-type="string" office:string-value="PZ" calcext:value-type="string">
            <text:p>PZ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'CPU (K and R)'.G20]" office:value-type="float" office:value="0.02247864" calcext:value-type="float">
            <text:p>0.0225</text:p>
          </table:table-cell>
          <table:table-cell table:formula="of:=['GPU (K and R)'.G20]" office:value-type="string" office:string-value="" calcext:value-type="error">
            <text:p>#DIV/0!</text:p>
          </table:table-cell>
          <table:table-cell table:formula="of:=['CPU (K and R)'.G44]" office:value-type="float" office:value="0.0188306" calcext:value-type="float">
            <text:p>0.0188</text:p>
          </table:table-cell>
          <table:table-cell table:formula="of:=['GPU (K and R)'.G44]" office:value-type="string" office:string-value="" calcext:value-type="error">
            <text:p>#DIV/0!</text:p>
          </table:table-cell>
          <table:table-cell/>
          <table:table-cell table:formula="of:=[.A23]" office:value-type="float" office:value="1" calcext:value-type="float">
            <text:p>1</text:p>
          </table:table-cell>
          <table:table-cell table:formula="of:=['CPU (solution)'.G20]" office:value-type="string" office:string-value="" calcext:value-type="error">
            <text:p>#DIV/0!</text:p>
          </table:table-cell>
          <table:table-cell table:formula="of:=['GPU (solution)'.G20]" office:value-type="string" office:string-value="" calcext:value-type="error">
            <text:p>#DIV/0!</text:p>
          </table:table-cell>
          <table:table-cell table:formula="of:=['PZ (solution)'.G20]" office:value-type="string" office:string-value="" calcext:value-type="error">
            <text:p>#DIV/0!</text:p>
          </table:table-cell>
          <table:table-cell table:formula="of:=['CPU_mod (solution)'.G20]" office:value-type="string" office:string-value="" calcext:value-type="error">
            <text:p>#DIV/0!</text:p>
          </table:table-cell>
          <table:table-cell table:formula="of:=['GPU_mod (solution)'.G20]" office:value-type="string" office:string-value="" calcext:value-type="error">
            <text:p>#DIV/0!</text:p>
          </table:table-cell>
          <table:table-cell table:formula="of:=['PZ_mod (solution)'.G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'CPU (K and R)'.G21]" office:value-type="string" office:string-value="" calcext:value-type="error">
            <text:p>#DIV/0!</text:p>
          </table:table-cell>
          <table:table-cell table:formula="of:=['GPU (K and R)'.G21]" office:value-type="string" office:string-value="" calcext:value-type="error">
            <text:p>#DIV/0!</text:p>
          </table:table-cell>
          <table:table-cell table:formula="of:=['CPU (K and R)'.G45]" office:value-type="string" office:string-value="" calcext:value-type="error">
            <text:p>#DIV/0!</text:p>
          </table:table-cell>
          <table:table-cell table:formula="of:=['GPU (K and R)'.G45]" office:value-type="string" office:string-value="" calcext:value-type="error">
            <text:p>#DIV/0!</text:p>
          </table:table-cell>
          <table:table-cell/>
          <table:table-cell table:formula="of:=[.A24]" office:value-type="float" office:value="2" calcext:value-type="float">
            <text:p>2</text:p>
          </table:table-cell>
          <table:table-cell table:formula="of:=['CPU (solution)'.G21]" office:value-type="string" office:string-value="" calcext:value-type="error">
            <text:p>#DIV/0!</text:p>
          </table:table-cell>
          <table:table-cell table:formula="of:=['GPU (solution)'.G21]" office:value-type="string" office:string-value="" calcext:value-type="error">
            <text:p>#DIV/0!</text:p>
          </table:table-cell>
          <table:table-cell table:formula="of:=['PZ (solution)'.G21]" office:value-type="string" office:string-value="" calcext:value-type="error">
            <text:p>#DIV/0!</text:p>
          </table:table-cell>
          <table:table-cell table:formula="of:=['CPU_mod (solution)'.G21]" office:value-type="string" office:string-value="" calcext:value-type="error">
            <text:p>#DIV/0!</text:p>
          </table:table-cell>
          <table:table-cell table:formula="of:=['GPU_mod (solution)'.G21]" office:value-type="string" office:string-value="" calcext:value-type="error">
            <text:p>#DIV/0!</text:p>
          </table:table-cell>
          <table:table-cell table:formula="of:=['PZ_mod (solution)'.G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'CPU (K and R)'.G22]" office:value-type="string" office:string-value="" calcext:value-type="error">
            <text:p>#DIV/0!</text:p>
          </table:table-cell>
          <table:table-cell table:formula="of:=['GPU (K and R)'.G22]" office:value-type="string" office:string-value="" calcext:value-type="error">
            <text:p>#DIV/0!</text:p>
          </table:table-cell>
          <table:table-cell table:formula="of:=['CPU (K and R)'.G46]" office:value-type="string" office:string-value="" calcext:value-type="error">
            <text:p>#DIV/0!</text:p>
          </table:table-cell>
          <table:table-cell table:formula="of:=['GPU (K and R)'.G46]" office:value-type="string" office:string-value="" calcext:value-type="error">
            <text:p>#DIV/0!</text:p>
          </table:table-cell>
          <table:table-cell/>
          <table:table-cell table:formula="of:=[.A25]" office:value-type="float" office:value="3" calcext:value-type="float">
            <text:p>3</text:p>
          </table:table-cell>
          <table:table-cell table:formula="of:=['CPU (solution)'.G22]" office:value-type="string" office:string-value="" calcext:value-type="error">
            <text:p>#DIV/0!</text:p>
          </table:table-cell>
          <table:table-cell table:formula="of:=['GPU (solution)'.G22]" office:value-type="string" office:string-value="" calcext:value-type="error">
            <text:p>#DIV/0!</text:p>
          </table:table-cell>
          <table:table-cell table:formula="of:=['PZ (solution)'.G22]" office:value-type="string" office:string-value="" calcext:value-type="error">
            <text:p>#DIV/0!</text:p>
          </table:table-cell>
          <table:table-cell table:formula="of:=['CPU_mod (solution)'.G22]" office:value-type="string" office:string-value="" calcext:value-type="error">
            <text:p>#DIV/0!</text:p>
          </table:table-cell>
          <table:table-cell table:formula="of:=['GPU_mod (solution)'.G22]" office:value-type="string" office:string-value="" calcext:value-type="error">
            <text:p>#DIV/0!</text:p>
          </table:table-cell>
          <table:table-cell table:formula="of:=['PZ_mod (solution)'.G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'CPU (K and R)'.G23]" office:value-type="string" office:string-value="" calcext:value-type="error">
            <text:p>#DIV/0!</text:p>
          </table:table-cell>
          <table:table-cell table:formula="of:=['GPU (K and R)'.G23]" office:value-type="string" office:string-value="" calcext:value-type="error">
            <text:p>#DIV/0!</text:p>
          </table:table-cell>
          <table:table-cell table:formula="of:=['CPU (K and R)'.G47]" office:value-type="string" office:string-value="" calcext:value-type="error">
            <text:p>#DIV/0!</text:p>
          </table:table-cell>
          <table:table-cell table:formula="of:=['GPU (K and R)'.G47]" office:value-type="string" office:string-value="" calcext:value-type="error">
            <text:p>#DIV/0!</text:p>
          </table:table-cell>
          <table:table-cell/>
          <table:table-cell table:formula="of:=[.A26]" office:value-type="float" office:value="4" calcext:value-type="float">
            <text:p>4</text:p>
          </table:table-cell>
          <table:table-cell table:formula="of:=['CPU (solution)'.G23]" office:value-type="string" office:string-value="" calcext:value-type="error">
            <text:p>#DIV/0!</text:p>
          </table:table-cell>
          <table:table-cell table:formula="of:=['GPU (solution)'.G23]" office:value-type="string" office:string-value="" calcext:value-type="error">
            <text:p>#DIV/0!</text:p>
          </table:table-cell>
          <table:table-cell table:formula="of:=['PZ (solution)'.G23]" office:value-type="string" office:string-value="" calcext:value-type="error">
            <text:p>#DIV/0!</text:p>
          </table:table-cell>
          <table:table-cell table:formula="of:=['CPU_mod (solution)'.G23]" office:value-type="string" office:string-value="" calcext:value-type="error">
            <text:p>#DIV/0!</text:p>
          </table:table-cell>
          <table:table-cell table:formula="of:=['GPU_mod (solution)'.G23]" office:value-type="string" office:string-value="" calcext:value-type="error">
            <text:p>#DIV/0!</text:p>
          </table:table-cell>
          <table:table-cell table:formula="of:=['PZ_mod (solution)'.G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'CPU (K and R)'.G24]" office:value-type="string" office:string-value="" calcext:value-type="error">
            <text:p>#DIV/0!</text:p>
          </table:table-cell>
          <table:table-cell table:formula="of:=['GPU (K and R)'.G24]" office:value-type="string" office:string-value="" calcext:value-type="error">
            <text:p>#DIV/0!</text:p>
          </table:table-cell>
          <table:table-cell table:formula="of:=['CPU (K and R)'.G48]" office:value-type="string" office:string-value="" calcext:value-type="error">
            <text:p>#DIV/0!</text:p>
          </table:table-cell>
          <table:table-cell table:formula="of:=['GPU (K and R)'.G48]" office:value-type="string" office:string-value="" calcext:value-type="error">
            <text:p>#DIV/0!</text:p>
          </table:table-cell>
          <table:table-cell/>
          <table:table-cell table:formula="of:=[.A27]" office:value-type="float" office:value="5" calcext:value-type="float">
            <text:p>5</text:p>
          </table:table-cell>
          <table:table-cell table:formula="of:=['CPU (solution)'.G24]" office:value-type="string" office:string-value="" calcext:value-type="error">
            <text:p>#DIV/0!</text:p>
          </table:table-cell>
          <table:table-cell table:formula="of:=['GPU (solution)'.G24]" office:value-type="string" office:string-value="" calcext:value-type="error">
            <text:p>#DIV/0!</text:p>
          </table:table-cell>
          <table:table-cell table:formula="of:=['PZ (solution)'.G24]" office:value-type="string" office:string-value="" calcext:value-type="error">
            <text:p>#DIV/0!</text:p>
          </table:table-cell>
          <table:table-cell table:formula="of:=['CPU_mod (solution)'.G24]" office:value-type="string" office:string-value="" calcext:value-type="error">
            <text:p>#DIV/0!</text:p>
          </table:table-cell>
          <table:table-cell table:formula="of:=['GPU_mod (solution)'.G24]" office:value-type="string" office:string-value="" calcext:value-type="error">
            <text:p>#DIV/0!</text:p>
          </table:table-cell>
          <table:table-cell table:formula="of:=['PZ_mod (solution)'.G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table:style-name="ce2" table:number-columns-spanned="2" table:number-rows-spanned="1"/>
          <table:covered-table-cell table:style-name="ce3"/>
          <table:table-cell table:style-name="ce2" office:value-type="string" calcext:value-type="string" table:number-columns-spanned="3" table:number-rows-spanned="1">
            <text:p>NDOF</text:p>
          </table:table-cell>
          <table:covered-table-cell table:number-columns-repeated="2" table:style-name="ce3"/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string" calcext:value-type="string">
            <text:p>NELEMENTS</text:p>
          </table:table-cell>
          <table:table-cell table:style-name="ce3" office:value-type="string" calcext:value-type="string">
            <text:p>P = 1</text:p>
          </table:table-cell>
          <table:table-cell table:style-name="ce3" office:value-type="string" calcext:value-type="string">
            <text:p>P = 2</text:p>
          </table:table-cell>
          <table:table-cell table:style-name="ce3" office:value-type="string" calcext:value-type="string">
            <text:p>P = 3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3844" calcext:value-type="float">
            <text:p>3844</text:p>
          </table:table-cell>
          <table:table-cell table:style-name="ce6" office:value-type="float" office:value="7936" calcext:value-type="float">
            <text:p>7936</text:p>
          </table:table-cell>
          <table:table-cell table:style-name="ce6" office:value-type="float" office:value="31248" calcext:value-type="float">
            <text:p>31248</text:p>
          </table:table-cell>
          <table:table-cell table:style-name="ce6" office:value-type="float" office:value="69936" calcext:value-type="float">
            <text:p>69936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15876" calcext:value-type="float">
            <text:p>15876</text:p>
          </table:table-cell>
          <table:table-cell table:style-name="ce6" office:value-type="float" office:value="32256" calcext:value-type="float">
            <text:p>32256</text:p>
          </table:table-cell>
          <table:table-cell table:style-name="ce6" office:value-type="float" office:value="128016" calcext:value-type="float">
            <text:p>128016</text:p>
          </table:table-cell>
          <table:table-cell table:style-name="ce6" office:value-type="float" office:value="287280" calcext:value-type="float">
            <text:p>287280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64516" calcext:value-type="float">
            <text:p>64516</text:p>
          </table:table-cell>
          <table:table-cell table:style-name="ce6" office:value-type="float" office:value="130048" calcext:value-type="float">
            <text:p>130048</text:p>
          </table:table-cell>
          <table:table-cell table:style-name="ce6" office:value-type="float" office:value="518160" calcext:value-type="float">
            <text:p>518160</text:p>
          </table:table-cell>
          <table:table-cell table:style-name="ce6" office:value-type="float" office:value="1164336" calcext:value-type="float">
            <text:p>1164336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260100" calcext:value-type="float">
            <text:p>260100</text:p>
          </table:table-cell>
          <table:table-cell table:style-name="ce6" office:value-type="float" office:value="522240" calcext:value-type="float">
            <text:p>522240</text:p>
          </table:table-cell>
          <table:table-cell table:style-name="ce6" office:value-type="float" office:value="2084880" calcext:value-type="float">
            <text:p>2084880</text:p>
          </table:table-cell>
          <table:table-cell table:style-name="ce6" office:value-type="float" office:value="4687920" calcext:value-type="float">
            <text:p>4687920</text:p>
          </table:table-cell>
          <table:table-cell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float" office:value="1044484" calcext:value-type="float">
            <text:p>1044484</text:p>
          </table:table-cell>
          <table:table-cell table:style-name="ce6" office:value-type="float" office:value="2093056" calcext:value-type="float">
            <text:p>2093056</text:p>
          </table:table-cell>
          <table:table-cell table:style-name="ce6" table:number-columns-repeated="2"/>
          <table:table-cell/>
          <table:table-cell table:style-name="Default" table:number-columns-repeated="7"/>
          <table:table-cell table:number-columns-repeated="3"/>
        </table:table-row>
      </table:table>
      <table:table table:name="CPU (K and R)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K, 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298806" calcext:value-type="float">
            <text:p>0.00298806</text:p>
          </table:table-cell>
          <table:table-cell office:value-type="float" office:value="0.00246784" calcext:value-type="float">
            <text:p>0.0025</text:p>
          </table:table-cell>
          <table:table-cell office:value-type="float" office:value="0.00231406" calcext:value-type="float">
            <text:p>0.0023</text:p>
          </table:table-cell>
          <table:table-cell office:value-type="float" office:value="0.00261522" calcext:value-type="float">
            <text:p>0.0026</text:p>
          </table:table-cell>
          <table:table-cell office:value-type="float" office:value="0.00248235" calcext:value-type="float">
            <text:p>0.0025</text:p>
          </table:table-cell>
          <table:table-cell table:formula="of:=AVERAGE([.B4:.F4])" office:value-type="float" office:value="0.002573506" calcext:value-type="float">
            <text:p>0.0026</text:p>
          </table:table-cell>
          <table:table-cell table:formula="of:=STDEV([.B4:.F4])" office:value-type="float" office:value="0.000255138209368961" calcext:value-type="float">
            <text:p>0.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26638" calcext:value-type="float">
            <text:p>0.0093</text:p>
          </table:table-cell>
          <table:table-cell office:value-type="float" office:value="0.00946019" calcext:value-type="float">
            <text:p>0.0095</text:p>
          </table:table-cell>
          <table:table-cell office:value-type="float" office:value="0.00919235" calcext:value-type="float">
            <text:p>0.0092</text:p>
          </table:table-cell>
          <table:table-cell office:value-type="float" office:value="0.00873147" calcext:value-type="float">
            <text:p>0.0087</text:p>
          </table:table-cell>
          <table:table-cell office:value-type="float" office:value="0.00892369" calcext:value-type="float">
            <text:p>0.0089</text:p>
          </table:table-cell>
          <table:table-cell table:formula="of:=AVERAGE([.B5:.F5])" office:value-type="float" office:value="0.009114816" calcext:value-type="float">
            <text:p>0.0091</text:p>
          </table:table-cell>
          <table:table-cell table:formula="of:=STDEV([.B5:.F5])" office:value-type="float" office:value="0.000287988572134382" calcext:value-type="float">
            <text:p>0.0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6972" calcext:value-type="float">
            <text:p>0.0317</text:p>
          </table:table-cell>
          <table:table-cell office:value-type="float" office:value="0.0320977" calcext:value-type="float">
            <text:p>0.0321</text:p>
          </table:table-cell>
          <table:table-cell office:value-type="float" office:value="0.0318598" calcext:value-type="float">
            <text:p>0.0319</text:p>
          </table:table-cell>
          <table:table-cell office:value-type="float" office:value="0.0291442" calcext:value-type="float">
            <text:p>0.0291</text:p>
          </table:table-cell>
          <table:table-cell office:value-type="float" office:value="0.0315836" calcext:value-type="float">
            <text:p>0.0316</text:p>
          </table:table-cell>
          <table:table-cell table:formula="of:=AVERAGE([.B6:.F6])" office:value-type="float" office:value="0.0312765" calcext:value-type="float">
            <text:p>0.0313</text:p>
          </table:table-cell>
          <table:table-cell table:formula="of:=STDEV([.B6:.F6])" office:value-type="float" office:value="0.0012075399082432" calcext:value-type="float">
            <text:p>0.0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5714" calcext:value-type="float">
            <text:p>0.2057</text:p>
          </table:table-cell>
          <table:table-cell office:value-type="float" office:value="0.200999" calcext:value-type="float">
            <text:p>0.2010</text:p>
          </table:table-cell>
          <table:table-cell office:value-type="float" office:value="0.202167" calcext:value-type="float">
            <text:p>0.2022</text:p>
          </table:table-cell>
          <table:table-cell office:value-type="float" office:value="0.201398" calcext:value-type="float">
            <text:p>0.2014</text:p>
          </table:table-cell>
          <table:table-cell office:value-type="float" office:value="0.190445" calcext:value-type="float">
            <text:p>0.1904</text:p>
          </table:table-cell>
          <table:table-cell table:formula="of:=AVERAGE([.B7:.F7])" office:value-type="float" office:value="0.2001446" calcext:value-type="float">
            <text:p>0.2001</text:p>
          </table:table-cell>
          <table:table-cell table:formula="of:=STDEV([.B7:.F7])" office:value-type="float" office:value="0.00573348866746939" calcext:value-type="float">
            <text:p>0.00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9582" calcext:value-type="float">
            <text:p>0.7696</text:p>
          </table:table-cell>
          <table:table-cell office:value-type="float" office:value="0.772971" calcext:value-type="float">
            <text:p>0.7730</text:p>
          </table:table-cell>
          <table:table-cell office:value-type="float" office:value="1.04837" calcext:value-type="float">
            <text:p>1.0484</text:p>
          </table:table-cell>
          <table:table-cell office:value-type="float" office:value="0.78914" calcext:value-type="float">
            <text:p>0.7891</text:p>
          </table:table-cell>
          <table:table-cell office:value-type="float" office:value="0.79218" calcext:value-type="float">
            <text:p>0.7922</text:p>
          </table:table-cell>
          <table:table-cell table:formula="of:=AVERAGE([.B8:.F8])" office:value-type="float" office:value="0.8344486" calcext:value-type="float">
            <text:p>0.8344</text:p>
          </table:table-cell>
          <table:table-cell table:formula="of:=STDEV([.B8:.F8])" office:value-type="float" office:value="0.119988583056056" calcext:value-type="float">
            <text:p>0.1200</text:p>
          </table:table-cell>
        </table:table-row>
        <table:table-row table:style-name="ro1">
          <table:table-cell table:style-name="Default"/>
          <table:table-cell table:style-name="ce4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K, 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71149" calcext:value-type="float">
            <text:p>0.0087</text:p>
          </table:table-cell>
          <table:table-cell office:value-type="float" office:value="0.00809739" calcext:value-type="float">
            <text:p>0.0081</text:p>
          </table:table-cell>
          <table:table-cell office:value-type="float" office:value="0.00850477" calcext:value-type="float">
            <text:p>0.0085</text:p>
          </table:table-cell>
          <table:table-cell office:value-type="float" office:value="0.00847607" calcext:value-type="float">
            <text:p>0.0085</text:p>
          </table:table-cell>
          <table:table-cell office:value-type="float" office:value="0.00796858" calcext:value-type="float">
            <text:p>0.0080</text:p>
          </table:table-cell>
          <table:table-cell table:formula="of:=AVERAGE([.B12:.F12])" office:value-type="float" office:value="0.00835166" calcext:value-type="float">
            <text:p>0.0084</text:p>
          </table:table-cell>
          <table:table-cell table:formula="of:=STDEV([.B12:.F12])" office:value-type="float" office:value="0.000308140255565546" calcext:value-type="float">
            <text:p>0.00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" office:value-type="float" office:value="0.0348718" calcext:value-type="float">
            <text:p>0.0349</text:p>
          </table:table-cell>
          <table:table-cell office:value-type="float" office:value="0.0340983" calcext:value-type="float">
            <text:p>0.0341</text:p>
          </table:table-cell>
          <table:table-cell office:value-type="float" office:value="0.0358931" calcext:value-type="float">
            <text:p>0.0359</text:p>
          </table:table-cell>
          <table:table-cell office:value-type="float" office:value="0.0349399" calcext:value-type="float">
            <text:p>0.0349</text:p>
          </table:table-cell>
          <table:table-cell office:value-type="float" office:value="0.0348953" calcext:value-type="float">
            <text:p>0.0349</text:p>
          </table:table-cell>
          <table:table-cell table:formula="of:=AVERAGE([.B13:.F13])" office:value-type="float" office:value="0.03493968" calcext:value-type="float">
            <text:p>0.0349</text:p>
          </table:table-cell>
          <table:table-cell table:formula="of:=STDEV([.B13:.F13])" office:value-type="float" office:value="0.000637084634879856" calcext:value-type="float">
            <text:p>0.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3034" calcext:value-type="float">
            <text:p>0.2030</text:p>
          </table:table-cell>
          <table:table-cell office:value-type="float" office:value="0.201218" calcext:value-type="float">
            <text:p>0.2012</text:p>
          </table:table-cell>
          <table:table-cell office:value-type="float" office:value="0.207166" calcext:value-type="float">
            <text:p>0.2072</text:p>
          </table:table-cell>
          <table:table-cell office:value-type="float" office:value="0.206499" calcext:value-type="float">
            <text:p>0.2065</text:p>
          </table:table-cell>
          <table:table-cell office:value-type="float" office:value="0.20143" calcext:value-type="float">
            <text:p>0.2014</text:p>
          </table:table-cell>
          <table:table-cell table:formula="of:=AVERAGE([.B14:.F14])" office:value-type="float" office:value="0.2038694" calcext:value-type="float">
            <text:p>0.2039</text:p>
          </table:table-cell>
          <table:table-cell table:formula="of:=STDEV([.B14:.F14])" office:value-type="float" office:value="0.00280449885006216" calcext:value-type="float">
            <text:p>0.00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3152" calcext:value-type="float">
            <text:p>0.8232</text:p>
          </table:table-cell>
          <table:table-cell office:value-type="float" office:value="0.803334" calcext:value-type="float">
            <text:p>0.8033</text:p>
          </table:table-cell>
          <table:table-cell office:value-type="float" office:value="0.796759" calcext:value-type="float">
            <text:p>0.7968</text:p>
          </table:table-cell>
          <table:table-cell office:value-type="float" office:value="0.809511" calcext:value-type="float">
            <text:p>0.8095</text:p>
          </table:table-cell>
          <table:table-cell office:value-type="float" office:value="0.809215" calcext:value-type="float">
            <text:p>0.8092</text:p>
          </table:table-cell>
          <table:table-cell table:formula="of:=AVERAGE([.B15:.F15])" office:value-type="float" office:value="0.8083942" calcext:value-type="float">
            <text:p>0.8084</text:p>
          </table:table-cell>
          <table:table-cell table:formula="of:=STDEV([.B15:.F15])" office:value-type="float" office:value="0.00975573060821177" calcext:value-type="float">
            <text:p>0.00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09971" calcext:value-type="float">
            <text:p>3.0997</text:p>
          </table:table-cell>
          <table:table-cell office:value-type="float" office:value="3.03337" calcext:value-type="float">
            <text:p>3.0334</text:p>
          </table:table-cell>
          <table:table-cell office:value-type="float" office:value="3.02911" calcext:value-type="float">
            <text:p>3.0291</text:p>
          </table:table-cell>
          <table:table-cell office:value-type="float" office:value="3.02864" calcext:value-type="float">
            <text:p>3.0286</text:p>
          </table:table-cell>
          <table:table-cell office:value-type="float" office:value="3.05197" calcext:value-type="float">
            <text:p>3.0520</text:p>
          </table:table-cell>
          <table:table-cell table:formula="of:=AVERAGE([.B16:.F16])" office:value-type="float" office:value="3.04856" calcext:value-type="float">
            <text:p>3.0486</text:p>
          </table:table-cell>
          <table:table-cell table:formula="of:=STDEV([.B16:.F16])" office:value-type="float" office:value="0.0301404860611105" calcext:value-type="float">
            <text:p>0.0301</text:p>
          </table:table-cell>
        </table:table-row>
        <table:table-row table:style-name="ro1">
          <table:table-cell table:style-name="Default"/>
          <table:table-cell table:style-name="ce4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K, 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2604" calcext:value-type="float">
            <text:p>0.0226</text:p>
          </table:table-cell>
          <table:table-cell office:value-type="float" office:value="0.0217143" calcext:value-type="float">
            <text:p>0.0217</text:p>
          </table:table-cell>
          <table:table-cell office:value-type="float" office:value="0.0211325" calcext:value-type="float">
            <text:p>0.0211</text:p>
          </table:table-cell>
          <table:table-cell office:value-type="float" office:value="0.0227088" calcext:value-type="float">
            <text:p>0.0227</text:p>
          </table:table-cell>
          <table:table-cell office:value-type="float" office:value="0.0242336" calcext:value-type="float">
            <text:p>0.0242</text:p>
          </table:table-cell>
          <table:table-cell table:formula="of:=AVERAGE([.B20:.F20])" office:value-type="float" office:value="0.02247864" calcext:value-type="float">
            <text:p>0.0225</text:p>
          </table:table-cell>
          <table:table-cell table:formula="of:=STDEV([.B20:.F20])" office:value-type="float" office:value="0.00117737864470186" calcext:value-type="float">
            <text:p>0.00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6" table:number-columns-repeated="4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4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0239337" calcext:value-type="float">
            <text:p>0.00239337</text:p>
          </table:table-cell>
          <table:table-cell office:value-type="float" office:value="0.00208908" calcext:value-type="float">
            <text:p>0.0021</text:p>
          </table:table-cell>
          <table:table-cell office:value-type="float" office:value="0.00214955" calcext:value-type="float">
            <text:p>0.0021</text:p>
          </table:table-cell>
          <table:table-cell office:value-type="float" office:value="0.00227171" calcext:value-type="float">
            <text:p>0.0023</text:p>
          </table:table-cell>
          <table:table-cell office:value-type="float" office:value="0.00206606" calcext:value-type="float">
            <text:p>0.0021</text:p>
          </table:table-cell>
          <table:table-cell table:formula="of:=AVERAGE([.B28:.F28])" office:value-type="float" office:value="0.002193954" calcext:value-type="float">
            <text:p>0.0022</text:p>
          </table:table-cell>
          <table:table-cell table:formula="of:=STDEV([.B28:.F28])" office:value-type="float" office:value="0.00013705827494172" calcext:value-type="float">
            <text:p>0.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87892" calcext:value-type="float">
            <text:p>0.0099</text:p>
          </table:table-cell>
          <table:table-cell office:value-type="float" office:value="0.00909371" calcext:value-type="float">
            <text:p>0.0091</text:p>
          </table:table-cell>
          <table:table-cell office:value-type="float" office:value="0.00882531" calcext:value-type="float">
            <text:p>0.0088</text:p>
          </table:table-cell>
          <table:table-cell office:value-type="float" office:value="0.0085521" calcext:value-type="float">
            <text:p>0.0086</text:p>
          </table:table-cell>
          <table:table-cell office:value-type="float" office:value="0.00883932" calcext:value-type="float">
            <text:p>0.0088</text:p>
          </table:table-cell>
          <table:table-cell table:formula="of:=AVERAGE([.B29:.F29])" office:value-type="float" office:value="0.009037872" calcext:value-type="float">
            <text:p>0.0090</text:p>
          </table:table-cell>
          <table:table-cell table:formula="of:=STDEV([.B29:.F29])" office:value-type="float" office:value="0.000507705514319078" calcext:value-type="float">
            <text:p>0.0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1141" calcext:value-type="float">
            <text:p>0.0391</text:p>
          </table:table-cell>
          <table:table-cell office:value-type="float" office:value="0.0391132" calcext:value-type="float">
            <text:p>0.0391</text:p>
          </table:table-cell>
          <table:table-cell office:value-type="float" office:value="0.0394651" calcext:value-type="float">
            <text:p>0.0395</text:p>
          </table:table-cell>
          <table:table-cell office:value-type="float" office:value="0.0321897" calcext:value-type="float">
            <text:p>0.0322</text:p>
          </table:table-cell>
          <table:table-cell office:value-type="float" office:value="0.036071" calcext:value-type="float">
            <text:p>0.0361</text:p>
          </table:table-cell>
          <table:table-cell table:formula="of:=AVERAGE([.B30:.F30])" office:value-type="float" office:value="0.03719062" calcext:value-type="float">
            <text:p>0.0372</text:p>
          </table:table-cell>
          <table:table-cell table:formula="of:=STDEV([.B30:.F30])" office:value-type="float" office:value="0.00311577029913952" calcext:value-type="float">
            <text:p>0.00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0291" calcext:value-type="float">
            <text:p>0.1903</text:p>
          </table:table-cell>
          <table:table-cell office:value-type="float" office:value="0.149382" calcext:value-type="float">
            <text:p>0.1494</text:p>
          </table:table-cell>
          <table:table-cell office:value-type="float" office:value="0.152346" calcext:value-type="float">
            <text:p>0.1523</text:p>
          </table:table-cell>
          <table:table-cell office:value-type="float" office:value="0.170238" calcext:value-type="float">
            <text:p>0.1702</text:p>
          </table:table-cell>
          <table:table-cell office:value-type="float" office:value="0.151211" calcext:value-type="float">
            <text:p>0.1512</text:p>
          </table:table-cell>
          <table:table-cell table:formula="of:=AVERAGE([.B31:.F31])" office:value-type="float" office:value="0.1626936" calcext:value-type="float">
            <text:p>0.1627</text:p>
          </table:table-cell>
          <table:table-cell table:formula="of:=STDEV([.B31:.F31])" office:value-type="float" office:value="0.0175688366234079" calcext:value-type="float">
            <text:p>0.0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68245" calcext:value-type="float">
            <text:p>0.6682</text:p>
          </table:table-cell>
          <table:table-cell office:value-type="float" office:value="0.695116" calcext:value-type="float">
            <text:p>0.6951</text:p>
          </table:table-cell>
          <table:table-cell office:value-type="float" office:value="0.669527" calcext:value-type="float">
            <text:p>0.6695</text:p>
          </table:table-cell>
          <table:table-cell office:value-type="float" office:value="0.750711" calcext:value-type="float">
            <text:p>0.7507</text:p>
          </table:table-cell>
          <table:table-cell office:value-type="float" office:value="0.741811" calcext:value-type="float">
            <text:p>0.7418</text:p>
          </table:table-cell>
          <table:table-cell table:formula="of:=AVERAGE([.B32:.F32])" office:value-type="float" office:value="0.705082" calcext:value-type="float">
            <text:p>0.7051</text:p>
          </table:table-cell>
          <table:table-cell table:formula="of:=STDEV([.B32:.F32])" office:value-type="float" office:value="0.0392156500392382" calcext:value-type="float">
            <text:p>0.0392</text:p>
          </table:table-cell>
        </table:table-row>
        <table:table-row table:style-name="ro1">
          <table:table-cell table:style-name="Default"/>
          <table:table-cell table:style-name="ce4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736094" calcext:value-type="float">
            <text:p>0.0074</text:p>
          </table:table-cell>
          <table:table-cell office:value-type="float" office:value="0.0056982" calcext:value-type="float">
            <text:p>0.0057</text:p>
          </table:table-cell>
          <table:table-cell office:value-type="float" office:value="0.00773104" calcext:value-type="float">
            <text:p>0.0077</text:p>
          </table:table-cell>
          <table:table-cell office:value-type="float" office:value="0.00666246" calcext:value-type="float">
            <text:p>0.0067</text:p>
          </table:table-cell>
          <table:table-cell office:value-type="float" office:value="0.00647089" calcext:value-type="float">
            <text:p>0.0065</text:p>
          </table:table-cell>
          <table:table-cell table:formula="of:=AVERAGE([.B36:.F36])" office:value-type="float" office:value="0.006784706" calcext:value-type="float">
            <text:p>0.0068</text:p>
          </table:table-cell>
          <table:table-cell table:formula="of:=STDEV([.B36:.F36])" office:value-type="float" office:value="0.000793963714019728" calcext:value-type="float">
            <text:p>0.0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99065" calcext:value-type="float">
            <text:p>0.0299</text:p>
          </table:table-cell>
          <table:table-cell office:value-type="float" office:value="0.0292146" calcext:value-type="float">
            <text:p>0.0292</text:p>
          </table:table-cell>
          <table:table-cell office:value-type="float" office:value="0.0327152" calcext:value-type="float">
            <text:p>0.0327</text:p>
          </table:table-cell>
          <table:table-cell office:value-type="float" office:value="0.0297019" calcext:value-type="float">
            <text:p>0.0297</text:p>
          </table:table-cell>
          <table:table-cell office:value-type="float" office:value="0.0341808" calcext:value-type="float">
            <text:p>0.0342</text:p>
          </table:table-cell>
          <table:table-cell table:formula="of:=AVERAGE([.B37:.F37])" office:value-type="float" office:value="0.0311438" calcext:value-type="float">
            <text:p>0.0311</text:p>
          </table:table-cell>
          <table:table-cell table:formula="of:=STDEV([.B37:.F37])" office:value-type="float" office:value="0.00218085227032919" calcext:value-type="float">
            <text:p>0.00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5596" calcext:value-type="float">
            <text:p>0.1356</text:p>
          </table:table-cell>
          <table:table-cell office:value-type="float" office:value="0.127615" calcext:value-type="float">
            <text:p>0.1276</text:p>
          </table:table-cell>
          <table:table-cell office:value-type="float" office:value="0.121472" calcext:value-type="float">
            <text:p>0.1215</text:p>
          </table:table-cell>
          <table:table-cell office:value-type="float" office:value="0.119279" calcext:value-type="float">
            <text:p>0.1193</text:p>
          </table:table-cell>
          <table:table-cell office:value-type="float" office:value="0.125098" calcext:value-type="float">
            <text:p>0.1251</text:p>
          </table:table-cell>
          <table:table-cell table:formula="of:=AVERAGE([.B38:.F38])" office:value-type="float" office:value="0.125812" calcext:value-type="float">
            <text:p>0.1258</text:p>
          </table:table-cell>
          <table:table-cell table:formula="of:=STDEV([.B38:.F38])" office:value-type="float" office:value="0.00634434689310098" calcext:value-type="float">
            <text:p>0.0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8733" calcext:value-type="float">
            <text:p>0.5687</text:p>
          </table:table-cell>
          <table:table-cell office:value-type="float" office:value="0.568204" calcext:value-type="float">
            <text:p>0.5682</text:p>
          </table:table-cell>
          <table:table-cell office:value-type="float" office:value="0.480907" calcext:value-type="float">
            <text:p>0.4809</text:p>
          </table:table-cell>
          <table:table-cell office:value-type="float" office:value="0.529073" calcext:value-type="float">
            <text:p>0.5291</text:p>
          </table:table-cell>
          <table:table-cell office:value-type="float" office:value="0.511928" calcext:value-type="float">
            <text:p>0.5119</text:p>
          </table:table-cell>
          <table:table-cell table:formula="of:=AVERAGE([.B39:.F39])" office:value-type="float" office:value="0.531769" calcext:value-type="float">
            <text:p>0.5318</text:p>
          </table:table-cell>
          <table:table-cell table:formula="of:=STDEV([.B39:.F39])" office:value-type="float" office:value="0.0376886032574835" calcext:value-type="float">
            <text:p>0.03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04568" calcext:value-type="float">
            <text:p>2.0457</text:p>
          </table:table-cell>
          <table:table-cell office:value-type="float" office:value="1.88861" calcext:value-type="float">
            <text:p>1.8886</text:p>
          </table:table-cell>
          <table:table-cell office:value-type="float" office:value="1.898" calcext:value-type="float">
            <text:p>1.8980</text:p>
          </table:table-cell>
          <table:table-cell office:value-type="float" office:value="1.89041" calcext:value-type="float">
            <text:p>1.8904</text:p>
          </table:table-cell>
          <table:table-cell office:value-type="float" office:value="1.9303" calcext:value-type="float">
            <text:p>1.9303</text:p>
          </table:table-cell>
          <table:table-cell table:formula="of:=AVERAGE([.B40:.F40])" office:value-type="float" office:value="1.9306" calcext:value-type="float">
            <text:p>1.9306</text:p>
          </table:table-cell>
          <table:table-cell table:formula="of:=STDEV([.B40:.F40])" office:value-type="float" office:value="0.0664918276933338" calcext:value-type="float">
            <text:p>0.0665</text:p>
          </table:table-cell>
        </table:table-row>
        <table:table-row table:style-name="ro1">
          <table:table-cell table:style-name="Default"/>
          <table:table-cell table:style-name="ce4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94965" calcext:value-type="float">
            <text:p>0.0195</text:p>
          </table:table-cell>
          <table:table-cell office:value-type="float" office:value="0.0190109" calcext:value-type="float">
            <text:p>0.0190</text:p>
          </table:table-cell>
          <table:table-cell office:value-type="float" office:value="0.014131" calcext:value-type="float">
            <text:p>0.0141</text:p>
          </table:table-cell>
          <table:table-cell office:value-type="float" office:value="0.0209642" calcext:value-type="float">
            <text:p>0.0210</text:p>
          </table:table-cell>
          <table:table-cell office:value-type="float" office:value="0.0205504" calcext:value-type="float">
            <text:p>0.0206</text:p>
          </table:table-cell>
          <table:table-cell table:formula="of:=AVERAGE([.B44:.F44])" office:value-type="float" office:value="0.0188306" calcext:value-type="float">
            <text:p>0.0188</text:p>
          </table:table-cell>
          <table:table-cell table:formula="of:=STDEV([.B44:.F44])" office:value-type="float" office:value="0.00274190317389218" calcext:value-type="float">
            <text:p>0.0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45:.F45])" office:value-type="string" office:string-value="" calcext:value-type="error">
            <text:p>#DIV/0!</text:p>
          </table:table-cell>
          <table:table-cell table:formula="of:=STDEV([.B45:.F4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6:.F46])" office:value-type="string" office:string-value="" calcext:value-type="error">
            <text:p>#DIV/0!</text:p>
          </table:table-cell>
          <table:table-cell table:formula="of:=STDEV([.B46:.F4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47:.F47])" office:value-type="string" office:string-value="" calcext:value-type="error">
            <text:p>#DIV/0!</text:p>
          </table:table-cell>
          <table:table-cell table:formula="of:=STDEV([.B47:.F4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6" table:number-columns-repeated="4"/>
          <table:table-cell table:formula="of:=AVERAGE([.B48:.F48])" office:value-type="string" office:string-value="" calcext:value-type="error">
            <text:p>#DIV/0!</text:p>
          </table:table-cell>
          <table:table-cell table:formula="of:=STDEV([.B48:.F48])" office:value-type="string" office:string-value="" calcext:value-type="error">
            <text:p>#DIV/0!</text:p>
          </table:table-cell>
        </table:table-row>
      </table:table>
      <table:table table:name="CPU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189818" calcext:value-type="float">
            <text:p>0.189818</text:p>
          </table:table-cell>
          <table:table-cell office:value-type="float" office:value="0.182421" calcext:value-type="float">
            <text:p>0.182421</text:p>
          </table:table-cell>
          <table:table-cell office:value-type="float" office:value="0.185724" calcext:value-type="float">
            <text:p>0.185724</text:p>
          </table:table-cell>
          <table:table-cell office:value-type="float" office:value="0.188217" calcext:value-type="float">
            <text:p>0.188217</text:p>
          </table:table-cell>
          <table:table-cell office:value-type="float" office:value="0.182457" calcext:value-type="float">
            <text:p>0.182457</text:p>
          </table:table-cell>
          <table:table-cell table:formula="of:=AVERAGE([.B4:.F4])" office:value-type="float" office:value="0.1857274" calcext:value-type="float">
            <text:p>0.1857274</text:p>
          </table:table-cell>
          <table:table-cell table:formula="of:=STDEV([.B4:.F4])" office:value-type="float" office:value="0.00333762360070754" calcext:value-type="float">
            <text:p>0.0033376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8433" calcext:value-type="float">
            <text:p>0.678433</text:p>
          </table:table-cell>
          <table:table-cell office:value-type="float" office:value="0.660319" calcext:value-type="float">
            <text:p>0.660319</text:p>
          </table:table-cell>
          <table:table-cell office:value-type="float" office:value="0.676658" calcext:value-type="float">
            <text:p>0.676658</text:p>
          </table:table-cell>
          <table:table-cell office:value-type="float" office:value="0.651822" calcext:value-type="float">
            <text:p>0.651822</text:p>
          </table:table-cell>
          <table:table-cell office:value-type="float" office:value="0.655171" calcext:value-type="float">
            <text:p>0.655171</text:p>
          </table:table-cell>
          <table:table-cell table:formula="of:=AVERAGE([.B5:.F5])" office:value-type="float" office:value="0.6644806" calcext:value-type="float">
            <text:p>0.6644806</text:p>
          </table:table-cell>
          <table:table-cell table:formula="of:=STDEV([.B5:.F5])" office:value-type="float" office:value="0.0123205748364271" calcext:value-type="float">
            <text:p>0.0123205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6019" calcext:value-type="float">
            <text:p>2.96019</text:p>
          </table:table-cell>
          <table:table-cell office:value-type="float" office:value="2.88754" calcext:value-type="float">
            <text:p>2.88754</text:p>
          </table:table-cell>
          <table:table-cell office:value-type="float" office:value="2.99832" calcext:value-type="float">
            <text:p>2.99832</text:p>
          </table:table-cell>
          <table:table-cell office:value-type="float" office:value="2.81852" calcext:value-type="float">
            <text:p>2.81852</text:p>
          </table:table-cell>
          <table:table-cell office:value-type="float" office:value="2.79274" calcext:value-type="float">
            <text:p>2.79274</text:p>
          </table:table-cell>
          <table:table-cell table:formula="of:=AVERAGE([.B6:.F6])" office:value-type="float" office:value="2.891462" calcext:value-type="float">
            <text:p>2.891462</text:p>
          </table:table-cell>
          <table:table-cell table:formula="of:=STDEV([.B6:.F6])" office:value-type="float" office:value="0.0883517414655761" calcext:value-type="float">
            <text:p>0.08835174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45" calcext:value-type="float">
            <text:p>12.845</text:p>
          </table:table-cell>
          <table:table-cell office:value-type="float" office:value="13.304" calcext:value-type="float">
            <text:p>13.304</text:p>
          </table:table-cell>
          <table:table-cell office:value-type="float" office:value="12.8187" calcext:value-type="float">
            <text:p>12.8187</text:p>
          </table:table-cell>
          <table:table-cell office:value-type="float" office:value="13.121" calcext:value-type="float">
            <text:p>13.121</text:p>
          </table:table-cell>
          <table:table-cell office:value-type="float" office:value="12.7907" calcext:value-type="float">
            <text:p>12.7907</text:p>
          </table:table-cell>
          <table:table-cell table:formula="of:=AVERAGE([.B7:.F7])" office:value-type="float" office:value="12.97588" calcext:value-type="float">
            <text:p>12.97588</text:p>
          </table:table-cell>
          <table:table-cell table:formula="of:=STDEV([.B7:.F7])" office:value-type="float" office:value="0.226301407419397" calcext:value-type="float">
            <text:p>0.22630140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.9249" calcext:value-type="float">
            <text:p>53.9249</text:p>
          </table:table-cell>
          <table:table-cell office:value-type="float" office:value="55.1379" calcext:value-type="float">
            <text:p>55.1379</text:p>
          </table:table-cell>
          <table:table-cell office:value-type="float" office:value="62.0611" calcext:value-type="float">
            <text:p>62.0611</text:p>
          </table:table-cell>
          <table:table-cell office:value-type="float" office:value="53.4825" calcext:value-type="float">
            <text:p>53.4825</text:p>
          </table:table-cell>
          <table:table-cell office:value-type="float" office:value="58.4896" calcext:value-type="float">
            <text:p>58.4896</text:p>
          </table:table-cell>
          <table:table-cell table:formula="of:=AVERAGE([.B8:.F8])" office:value-type="float" office:value="56.6192" calcext:value-type="float">
            <text:p>56.6192</text:p>
          </table:table-cell>
          <table:table-cell table:formula="of:=STDEV([.B8:.F8])" office:value-type="float" office:value="3.61956699205858" calcext:value-type="float">
            <text:p>3.6195669921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6918" calcext:value-type="float">
            <text:p>0.666918</text:p>
          </table:table-cell>
          <table:table-cell office:value-type="float" office:value="0.602828" calcext:value-type="float">
            <text:p>0.602828</text:p>
          </table:table-cell>
          <table:table-cell office:value-type="float" office:value="0.658855" calcext:value-type="float">
            <text:p>0.658855</text:p>
          </table:table-cell>
          <table:table-cell office:value-type="float" office:value="0.627036" calcext:value-type="float">
            <text:p>0.627036</text:p>
          </table:table-cell>
          <table:table-cell office:value-type="float" office:value="0.640478" calcext:value-type="float">
            <text:p>0.640478</text:p>
          </table:table-cell>
          <table:table-cell table:formula="of:=AVERAGE([.B12:.F12])" office:value-type="float" office:value="0.639223" calcext:value-type="float">
            <text:p>0.639223</text:p>
          </table:table-cell>
          <table:table-cell table:formula="of:=STDEV([.B12:.F12])" office:value-type="float" office:value="0.0256277314056473" calcext:value-type="float">
            <text:p>0.02562773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6265" calcext:value-type="float">
            <text:p>2.96265</text:p>
          </table:table-cell>
          <table:table-cell office:value-type="float" office:value="2.81472" calcext:value-type="float">
            <text:p>2.81472</text:p>
          </table:table-cell>
          <table:table-cell office:value-type="float" office:value="2.76998" calcext:value-type="float">
            <text:p>2.76998</text:p>
          </table:table-cell>
          <table:table-cell office:value-type="float" office:value="2.8515" calcext:value-type="float">
            <text:p>2.8515</text:p>
          </table:table-cell>
          <table:table-cell office:value-type="float" office:value="2.92582" calcext:value-type="float">
            <text:p>2.92582</text:p>
          </table:table-cell>
          <table:table-cell table:formula="of:=AVERAGE([.B13:.F13])" office:value-type="float" office:value="2.864934" calcext:value-type="float">
            <text:p>2.864934</text:p>
          </table:table-cell>
          <table:table-cell table:formula="of:=STDEV([.B13:.F13])" office:value-type="float" office:value="0.0790153496480271" calcext:value-type="float">
            <text:p>0.07901534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6577" calcext:value-type="float">
            <text:p>13.6577</text:p>
          </table:table-cell>
          <table:table-cell office:value-type="float" office:value="12.4011" calcext:value-type="float">
            <text:p>12.4011</text:p>
          </table:table-cell>
          <table:table-cell office:value-type="float" office:value="13.2412" calcext:value-type="float">
            <text:p>13.2412</text:p>
          </table:table-cell>
          <table:table-cell office:value-type="float" office:value="12.8764" calcext:value-type="float">
            <text:p>12.8764</text:p>
          </table:table-cell>
          <table:table-cell office:value-type="float" office:value="13.2644" calcext:value-type="float">
            <text:p>13.2644</text:p>
          </table:table-cell>
          <table:table-cell table:formula="of:=AVERAGE([.B14:.F14])" office:value-type="float" office:value="13.08816" calcext:value-type="float">
            <text:p>13.08816</text:p>
          </table:table-cell>
          <table:table-cell table:formula="of:=STDEV([.B14:.F14])" office:value-type="float" office:value="0.473220702209868" calcext:value-type="float">
            <text:p>0.4732207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0358" calcext:value-type="float">
            <text:p>53.0358</text:p>
          </table:table-cell>
          <table:table-cell office:value-type="float" office:value="50.1436" calcext:value-type="float">
            <text:p>50.1436</text:p>
          </table:table-cell>
          <table:table-cell office:value-type="float" office:value="49.6434" calcext:value-type="float">
            <text:p>49.6434</text:p>
          </table:table-cell>
          <table:table-cell office:value-type="float" office:value="50.783" calcext:value-type="float">
            <text:p>50.783</text:p>
          </table:table-cell>
          <table:table-cell office:value-type="float" office:value="49.8243" calcext:value-type="float">
            <text:p>49.8243</text:p>
          </table:table-cell>
          <table:table-cell table:formula="of:=AVERAGE([.B15:.F15])" office:value-type="float" office:value="50.68602" calcext:value-type="float">
            <text:p>50.68602</text:p>
          </table:table-cell>
          <table:table-cell table:formula="of:=STDEV([.B15:.F15])" office:value-type="float" office:value="1.38335718887061" calcext:value-type="float">
            <text:p>1.3833571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0.429" calcext:value-type="float">
            <text:p>270.429</text:p>
          </table:table-cell>
          <table:table-cell office:value-type="float" office:value="278.915" calcext:value-type="float">
            <text:p>278.915</text:p>
          </table:table-cell>
          <table:table-cell office:value-type="float" office:value="276.394" calcext:value-type="float">
            <text:p>276.394</text:p>
          </table:table-cell>
          <table:table-cell office:value-type="float" office:value="284.382" calcext:value-type="float">
            <text:p>284.382</text:p>
          </table:table-cell>
          <table:table-cell office:value-type="float" office:value="287.834" calcext:value-type="float">
            <text:p>287.834</text:p>
          </table:table-cell>
          <table:table-cell table:formula="of:=AVERAGE([.B16:.F16])" office:value-type="float" office:value="279.5908" calcext:value-type="float">
            <text:p>279.5908</text:p>
          </table:table-cell>
          <table:table-cell table:formula="of:=STDEV([.B16:.F16])" office:value-type="float" office:value="6.81030026503972" calcext:value-type="float">
            <text:p>6.810300265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table table:name="GPU (K and R)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K, 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7"/>
          <table:table-cell table:number-columns-repeated="3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17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K, P = 2</text:p>
          </table:table-cell>
          <table:covered-table-cell table:number-columns-repeated="7" table:style-name="ce18"/>
        </table:table-row>
        <table:table-row table:style-name="ro1">
          <table:table-cell office:value-type="string" calcext:value-type="string">
            <text:p>ME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0"/>
          <table:table-cell table:number-columns-repeated="4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0"/>
          <table:table-cell table:number-columns-repeated="4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0"/>
          <table:table-cell table:number-columns-repeated="4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0"/>
          <table:table-cell table:number-columns-repeated="4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0"/>
          <table:table-cell table:number-columns-repeated="4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17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K, P = 3</text:p>
          </table:table-cell>
          <table:covered-table-cell table:number-columns-repeated="7" table:style-name="ce18"/>
        </table:table-row>
        <table:table-row table:style-name="ro1">
          <table:table-cell office:value-type="string" calcext:value-type="string">
            <text:p>ME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17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1</text:p>
          </table:table-cell>
          <table:covered-table-cell table:number-columns-repeated="7" table:style-name="ce18"/>
        </table:table-row>
        <table:table-row table:style-name="ro1">
          <table:table-cell office:value-type="string" calcext:value-type="string">
            <text:p>ME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8:.F28])" office:value-type="string" office:string-value="" calcext:value-type="error">
            <text:p>#DIV/0!</text:p>
          </table:table-cell>
          <table:table-cell table:formula="of:=STDEV([.B28:.F2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9:.F29])" office:value-type="string" office:string-value="" calcext:value-type="error">
            <text:p>#DIV/0!</text:p>
          </table:table-cell>
          <table:table-cell table:formula="of:=STDEV([.B29:.F2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0:.F30])" office:value-type="string" office:string-value="" calcext:value-type="error">
            <text:p>#DIV/0!</text:p>
          </table:table-cell>
          <table:table-cell table:formula="of:=STDEV([.B30:.F3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31:.F31])" office:value-type="string" office:string-value="" calcext:value-type="error">
            <text:p>#DIV/0!</text:p>
          </table:table-cell>
          <table:table-cell table:formula="of:=STDEV([.B31:.F3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32:.F32])" office:value-type="string" office:string-value="" calcext:value-type="error">
            <text:p>#DIV/0!</text:p>
          </table:table-cell>
          <table:table-cell table:formula="of:=STDEV([.B32:.F32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17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2</text:p>
          </table:table-cell>
          <table:covered-table-cell table:number-columns-repeated="7" table:style-name="ce18"/>
        </table:table-row>
        <table:table-row table:style-name="ro1">
          <table:table-cell office:value-type="string" calcext:value-type="string">
            <text:p>ME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36:.F36])" office:value-type="string" office:string-value="" calcext:value-type="error">
            <text:p>#DIV/0!</text:p>
          </table:table-cell>
          <table:table-cell table:formula="of:=STDEV([.B36:.F3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37:.F37])" office:value-type="string" office:string-value="" calcext:value-type="error">
            <text:p>#DIV/0!</text:p>
          </table:table-cell>
          <table:table-cell table:formula="of:=STDEV([.B37:.F3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38:.F38])" office:value-type="string" office:string-value="" calcext:value-type="error">
            <text:p>#DIV/0!</text:p>
          </table:table-cell>
          <table:table-cell table:formula="of:=STDEV([.B38:.F38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39:.F39])" office:value-type="string" office:string-value="" calcext:value-type="error">
            <text:p>#DIV/0!</text:p>
          </table:table-cell>
          <table:table-cell table:formula="of:=STDEV([.B39:.F39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40:.F40])" office:value-type="string" office:string-value="" calcext:value-type="error">
            <text:p>#DIV/0!</text:p>
          </table:table-cell>
          <table:table-cell table:formula="of:=STDEV([.B40:.F40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ce17" table:number-columns-repeated="7"/>
        </table:table-row>
        <table:table-row table:style-name="ro1">
          <table:table-cell table:style-name="ce2" office:value-type="string" calcext:value-type="string" table:number-columns-spanned="8" table:number-rows-spanned="1">
            <text:p>R, P = 3</text:p>
          </table:table-cell>
          <table:covered-table-cell table:number-columns-repeated="7" table:style-name="ce18"/>
        </table:table-row>
        <table:table-row table:style-name="ro1">
          <table:table-cell office:value-type="string" calcext:value-type="string">
            <text:p>MESH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8" office:value-type="string" calcext:value-type="string">
            <text:p>AVERAGE</text:p>
          </table:table-cell>
          <table:table-cell table:style-name="ce18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4:.F44])" office:value-type="string" office:string-value="" calcext:value-type="error">
            <text:p>#DIV/0!</text:p>
          </table:table-cell>
          <table:table-cell table:formula="of:=STDEV([.B44:.F4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45:.F45])" office:value-type="string" office:string-value="" calcext:value-type="error">
            <text:p>#DIV/0!</text:p>
          </table:table-cell>
          <table:table-cell table:formula="of:=STDEV([.B45:.F4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46:.F46])" office:value-type="string" office:string-value="" calcext:value-type="error">
            <text:p>#DIV/0!</text:p>
          </table:table-cell>
          <table:table-cell table:formula="of:=STDEV([.B46:.F4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47:.F47])" office:value-type="string" office:string-value="" calcext:value-type="error">
            <text:p>#DIV/0!</text:p>
          </table:table-cell>
          <table:table-cell table:formula="of:=STDEV([.B47:.F4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16" table:number-columns-repeated="4"/>
          <table:table-cell table:formula="of:=AVERAGE([.B48:.F48])" office:value-type="string" office:string-value="" calcext:value-type="error">
            <text:p>#DIV/0!</text:p>
          </table:table-cell>
          <table:table-cell table:formula="of:=STDEV([.B48:.F48])" office:value-type="string" office:string-value="" calcext:value-type="error">
            <text:p>#DIV/0!</text:p>
          </table:table-cell>
        </table:table-row>
      </table:table>
      <table:table table:name="CPU_mod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table table:name="GPU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table table:name="GPU_mod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table table:name="PZ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table table:name="PZ_mod (solution)" table:style-name="ta1">
        <table:table-column table:style-name="co1" table:default-cell-style-name="ce3"/>
        <table:table-column table:style-name="co1" table:number-columns-repeated="7" table:default-cell-style-name="ce16"/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1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4:.F4])" office:value-type="string" office:string-value="" calcext:value-type="error">
            <text:p>#DIV/0!</text:p>
          </table:table-cell>
          <table:table-cell table:formula="of:=STDEV([.B4:.F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5:.F5])" office:value-type="string" office:string-value="" calcext:value-type="error">
            <text:p>#DIV/0!</text:p>
          </table:table-cell>
          <table:table-cell table:formula="of:=STDEV([.B5:.F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6:.F6])" office:value-type="string" office:string-value="" calcext:value-type="error">
            <text:p>#DIV/0!</text:p>
          </table:table-cell>
          <table:table-cell table:formula="of:=STDEV([.B6:.F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7:.F7])" office:value-type="string" office:string-value="" calcext:value-type="error">
            <text:p>#DIV/0!</text:p>
          </table:table-cell>
          <table:table-cell table:formula="of:=STDEV([.B7:.F7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8:.F8])" office:value-type="string" office:string-value="" calcext:value-type="error">
            <text:p>#DIV/0!</text:p>
          </table:table-cell>
          <table:table-cell table:formula="of:=STDEV([.B8:.F8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2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12:.F12])" office:value-type="string" office:string-value="" calcext:value-type="error">
            <text:p>#DIV/0!</text:p>
          </table:table-cell>
          <table:table-cell table:formula="of:=STDEV([.B12:.F1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13:.F13])" office:value-type="string" office:string-value="" calcext:value-type="error">
            <text:p>#DIV/0!</text:p>
          </table:table-cell>
          <table:table-cell table:formula="of:=STDEV([.B13:.F1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14:.F14])" office:value-type="string" office:string-value="" calcext:value-type="error">
            <text:p>#DIV/0!</text:p>
          </table:table-cell>
          <table:table-cell table:formula="of:=STDEV([.B14:.F1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15:.F15])" office:value-type="string" office:string-value="" calcext:value-type="error">
            <text:p>#DIV/0!</text:p>
          </table:table-cell>
          <table:table-cell table:formula="of:=STDEV([.B15:.F15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16:.F16])" office:value-type="string" office:string-value="" calcext:value-type="error">
            <text:p>#DIV/0!</text:p>
          </table:table-cell>
          <table:table-cell table:formula="of:=STDEV([.B16:.F16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" office:value-type="string" calcext:value-type="string" table:number-columns-spanned="8" table:number-rows-spanned="1">
            <text:p>P = 3</text:p>
          </table:table-cell>
          <table:covered-table-cell table:number-columns-repeated="7" table:style-name="ce3"/>
        </table:table-row>
        <table:table-row table:style-name="ro1">
          <table:table-cell office:value-type="string" calcext:value-type="string">
            <text:p>MES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formula="of:=AVERAGE([.B20:.F20])" office:value-type="string" office:string-value="" calcext:value-type="error">
            <text:p>#DIV/0!</text:p>
          </table:table-cell>
          <table:table-cell table:formula="of:=STDEV([.B20:.F2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table:formula="of:=AVERAGE([.B21:.F21])" office:value-type="string" office:string-value="" calcext:value-type="error">
            <text:p>#DIV/0!</text:p>
          </table:table-cell>
          <table:table-cell table:formula="of:=STDEV([.B21:.F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table:formula="of:=AVERAGE([.B22:.F22])" office:value-type="string" office:string-value="" calcext:value-type="error">
            <text:p>#DIV/0!</text:p>
          </table:table-cell>
          <table:table-cell table:formula="of:=STDEV([.B22:.F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table:formula="of:=AVERAGE([.B23:.F23])" office:value-type="string" office:string-value="" calcext:value-type="error">
            <text:p>#DIV/0!</text:p>
          </table:table-cell>
          <table:table-cell table:formula="of:=STDEV([.B23:.F23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formula="of:=AVERAGE([.B24:.F24])" office:value-type="string" office:string-value="" calcext:value-type="error">
            <text:p>#DIV/0!</text:p>
          </table:table-cell>
          <table:table-cell table:formula="of:=STDEV([.B24:.F24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17:05:34.181878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09:46:22.874821173</meta:creation-date>
    <dc:date>2019-07-16T18:01:26.824667649</dc:date>
    <meta:editing-duration>PT2H26M59S</meta:editing-duration>
    <meta:editing-cycles>32</meta:editing-cycles>
    <meta:generator>LibreOffice/5.1.6.2$Linux_X86_64 LibreOffice_project/10m0$Build-2</meta:generator>
    <meta:document-statistic meta:table-count="9" meta:cell-count="1146" meta:object-count="0"/>
  </office:meta>
</office:document-meta>
</file>